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73c5" officeooo:paragraph-rsid="000173c5"/>
    </style:style>
    <style:style style:name="P2" style:family="paragraph" style:parent-style-name="Standard">
      <style:text-properties officeooo:rsid="000173c5" officeooo:paragraph-rsid="000173c5"/>
    </style:style>
    <style:style style:name="P3" style:family="paragraph" style:parent-style-name="Text_20_body">
      <style:text-properties fo:font-weight="bold"/>
    </style:style>
    <style:style style:name="P4" style:family="paragraph" style:parent-style-name="Text_20_body">
      <style:text-properties officeooo:rsid="000173c5" officeooo:paragraph-rsid="000173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c</text:p>
      <text:p text:style-name="P4">Lorem ipsum dolor sit amet, consectetur adipisicing elit. Amet nesciunt qui sit velit delectus voluptates, repellat ipsum culpa id deleniti. Rerum debitis facilis accusantium neque numquam mollitia modi quasi distinctio.</text:p>
      <text:p text:style-name="P3">Necessitatibus nihil impedit! Ex nisi eveniet, dolor aliquid consequuntur repudiandae.</text:p>
      <text:p text:style-name="Text_20_body">Magnam in repellat enim harum omnis aperiam! Explicabo illo, commodi, dolor blanditiis cupiditate harum nisi vero accusamus laudantium voluptatibus dolores quae obcaecati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7T00:23:02.855506860</meta:creation-date>
    <dc:date>2022-07-17T00:38:45.708439202</dc:date>
    <meta:editing-duration>PT37S</meta:editing-duration>
    <meta:editing-cycles>2</meta:editing-cycles>
    <meta:generator>LibreOffice/7.3.4.2$Linux_X86_64 LibreOffice_project/30$Build-2</meta:generator>
    <meta:document-statistic meta:table-count="0" meta:image-count="0" meta:object-count="0" meta:page-count="1" meta:paragraph-count="4" meta:word-count="63" meta:character-count="480" meta:non-whitespace-character-count="421"/>
  </office:meta>
</office:document-meta>
</file>